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996600" draw:textarea-vertical-align="middle"/>
    </style:style>
    <style:style style:name="gr2" style:family="graphic" style:parent-style-name="standard">
      <style:graphic-properties draw:stroke="solid" svg:stroke-width="0.007cm" svg:stroke-color="#000000" draw:stroke-linejoin="miter" draw:fill="solid" draw:fill-color="#ff9999" fo:padding-top="0.128cm" fo:padding-bottom="0.128cm" fo:padding-left="0.253cm" fo:padding-right="0.253cm"/>
    </style:style>
    <style:style style:name="gr3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solid" svg:stroke-width="0.007cm" svg:stroke-color="#000000" draw:stroke-linejoin="miter" draw:fill="solid" draw:fill-color="#9999ff" fo:padding-top="0.128cm" fo:padding-bottom="0.128cm" fo:padding-left="0.253cm" fo:padding-right="0.253cm"/>
    </style:style>
    <style:style style:name="gr6" style:family="graphic" style:parent-style-name="objectwithoutfill">
      <style:graphic-properties svg:stroke-width="0.081cm" draw:marker-start-width="0.356cm" draw:marker-end-width="0.356cm" draw:fill="none" draw:fill-color="#996600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996600"/>
      <style:paragraph-properties fo:text-align="center"/>
    </style:style>
    <style:style style:name="P2" style:family="paragraph">
      <loext:graphic-properties draw:fill="solid" draw:fill-color="#ff9999"/>
    </style:style>
    <style:style style:name="P3" style:family="paragraph">
      <loext:graphic-properties draw:fill="solid" draw:fill-color="#ff9015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ff"/>
    </style:style>
  </office:automatic-styles>
  <office:body>
    <office:drawing>
      <draw:page draw:name="page1" draw:style-name="dp1" draw:master-page-name="Default">
        <draw:line draw:style-name="gr1" draw:text-style-name="P1" draw:layer="layout" svg:x1="6.435cm" svg:y1="4.636cm" svg:x2="5.4cm" svg:y2="4.636cm">
          <text:p/>
        </draw:line>
        <draw:line draw:style-name="gr1" draw:text-style-name="P1" draw:layer="layout" svg:x1="7.396cm" svg:y1="4.636cm" svg:x2="6.361cm" svg:y2="4.636cm">
          <text:p/>
        </draw:line>
        <draw:line draw:style-name="gr1" draw:text-style-name="P1" draw:layer="layout" svg:x1="5.421cm" svg:y1="4.644cm" svg:x2="5.875cm" svg:y2="3.557cm">
          <text:p/>
        </draw:line>
        <draw:line draw:style-name="gr1" draw:text-style-name="P1" draw:layer="layout" svg:x1="7.377cm" svg:y1="4.636cm" svg:x2="7.831cm" svg:y2="3.549cm">
          <text:p/>
        </draw:line>
        <draw:line draw:style-name="gr1" draw:text-style-name="P1" draw:layer="layout" svg:x1="5.421cm" svg:y1="4.635cm" svg:x2="4.311cm" svg:y2="3.472cm">
          <text:p/>
        </draw:line>
        <draw:path draw:style-name="gr2" draw:text-style-name="P2" draw:layer="layout" svg:width="0.966cm" svg:height="0.952cm" svg:x="4.449cm" svg:y="3.643cm" svg:viewBox="0 0 967 953" svg:d="M483 0c-90 0-165 20-242 64-76 44-132 99-176 174-45 76-65 151-65 237 0 90 20 164 65 241 44 73 100 130 176 172 77 45 152 65 242 65s164-20 241-65c78-42 133-99 178-172 44-77 65-151 65-241 0-86-21-161-65-237-45-75-100-130-178-174-77-44-151-64-241-64z">
          <text:p/>
        </draw:path>
        <draw:line draw:style-name="gr1" draw:text-style-name="P1" draw:layer="layout" svg:x1="7.376cm" svg:y1="4.626cm" svg:x2="6.922cm" svg:y2="3.539cm">
          <text:p/>
        </draw:line>
        <draw:line draw:style-name="gr1" draw:text-style-name="P1" draw:layer="layout" svg:x1="4.949cm" svg:y1="3.128cm" svg:x2="4.958cm" svg:y2="2.348cm">
          <text:p/>
        </draw:line>
        <draw:line draw:style-name="gr1" draw:text-style-name="P1" draw:layer="layout" svg:x1="5.866cm" svg:y1="3.538cm" svg:x2="5.866cm" svg:y2="2.404cm">
          <text:p/>
        </draw:line>
        <draw:line draw:style-name="gr1" draw:text-style-name="P1" draw:layer="layout" svg:x1="6.924cm" svg:y1="3.538cm" svg:x2="6.924cm" svg:y2="2.404cm">
          <text:p/>
        </draw:line>
        <draw:line draw:style-name="gr1" draw:text-style-name="P1" draw:layer="layout" svg:x1="7.822cm" svg:y1="3.557cm" svg:x2="7.822cm" svg:y2="2.423cm">
          <text:p/>
        </draw:line>
        <draw:path draw:style-name="gr3" draw:text-style-name="P3" draw:layer="layout" svg:width="0.655cm" svg:height="0.646cm" svg:x="5.524cm" svg:y="3.21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6.646cm" svg:y="3.21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7.49cm" svg:y="3.20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6.099cm" svg:y="4.29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line draw:style-name="gr1" draw:text-style-name="P1" draw:layer="layout" svg:x1="4.958cm" svg:y1="2.293cm" svg:x2="4.958cm" svg:y2="1.159cm">
          <text:p/>
        </draw:line>
        <draw:line draw:style-name="gr1" draw:text-style-name="P1" draw:layer="layout" svg:x1="5.866cm" svg:y1="2.349cm" svg:x2="5.866cm" svg:y2="1.215cm">
          <text:p/>
        </draw:line>
        <draw:line draw:style-name="gr1" draw:text-style-name="P1" draw:layer="layout" svg:x1="6.924cm" svg:y1="2.349cm" svg:x2="6.924cm" svg:y2="1.215cm">
          <text:p/>
        </draw:line>
        <draw:line draw:style-name="gr1" draw:text-style-name="P1" draw:layer="layout" svg:x1="7.822cm" svg:y1="2.368cm" svg:x2="7.822cm" svg:y2="1.234cm">
          <text:p/>
        </draw:line>
        <draw:path draw:style-name="gr3" draw:text-style-name="P3" draw:layer="layout" svg:width="3.757cm" svg:height="0.693cm" svg:x="4.489cm" svg:y="2.005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4" draw:text-style-name="P4" draw:layer="layout" svg:width="0.631cm" svg:height="0.528cm" svg:x="5.572cm" svg:y="3.28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479cm" svg:height="0.47cm" svg:x="6.2cm" svg:y="4.39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0.636cm" svg:height="0.529cm" svg:x="6.701cm" svg:y="3.2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0.648cm" svg:height="0.529cm" svg:x="7.545cm" svg:y="3.27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0.725cm" svg:height="0.529cm" svg:x="6.094cm" svg:y="2.02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1.656cm" svg:y1="2.165cm" svg:x2="1.649cm" svg:y2="3.71cm">
          <text:p/>
        </draw:line>
        <draw:path draw:style-name="gr5" draw:text-style-name="P5" draw:layer="layout" svg:width="0.655cm" svg:height="0.646cm" draw:transform="rotate (-3.14159265358979) translate (1.987cm 3.322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frame draw:style-name="gr4" draw:text-style-name="P4" draw:layer="layout" svg:width="0.627cm" svg:height="0.528cm" svg:x="1.371cm" svg:y="2.76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6" draw:text-style-name="P1" draw:layer="layout" svg:x1="2.393cm" svg:y1="3.251cm" svg:x2="3.127cm" svg:y2="3.251cm">
          <text:p/>
        </draw:line>
        <draw:line draw:style-name="gr6" draw:text-style-name="P1" draw:layer="layout" svg:x1="2.393cm" svg:y1="2.767cm" svg:x2="3.127cm" svg:y2="2.767cm">
          <text:p/>
        </draw:line>
        <draw:path draw:style-name="gr5" draw:text-style-name="P5" draw:layer="layout" svg:width="3.757cm" svg:height="0.693cm" svg:x="4.495cm" svg:y="0.821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4" draw:text-style-name="P4" draw:layer="layout" svg:width="0.697cm" svg:height="0.529cm" svg:x="6.071cm" svg:y="0.9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.016cm" svg:height="0.529cm" svg:x="4.44cm" svg:y="3.88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8cm" svg:stroke-color="#000000" draw:marker-start-width="0.34cm" draw:marker-start-center="false" draw:marker-end-width="0.3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0T22:38:25.679634894</dc:date>
    <meta:editing-duration>PT2H41M38S</meta:editing-duration>
    <meta:editing-cycles>16</meta:editing-cycles>
    <meta:generator>LibreOffice/5.2.7.2$Linux_X86_64 LibreOffice_project/2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sup>
        <mrow/>
        <mn>2</mn>
      </msup>
      <mi>G</mi>
    </mrow>
    <annotation encoding="StarMath 5.0">{}^{2}G</annotation>
  </semantics>
</math>
</file>

<file path=Object 2/content.xml><?xml version="1.0" encoding="utf-8"?>
<math xmlns="http://www.w3.org/1998/Math/MathML" display="block">
  <semantics>
    <mrow>
      <msup>
        <mrow/>
        <mn>1</mn>
      </msup>
      <msup>
        <mi>A</mi>
        <mrow>
          <mo stretchy="false">−</mo>
          <mn>1</mn>
        </mrow>
      </msup>
    </mrow>
    <annotation encoding="StarMath 5.0">{}^1 A^{ -1 }</annotation>
  </semantics>
</math>
</file>

<file path=Object 22/content.xml><?xml version="1.0" encoding="utf-8"?>
<math xmlns="http://www.w3.org/1998/Math/MathML" display="block">
  <semantics>
    <msup>
      <mi>Y</mi>
      <mn>1</mn>
    </msup>
    <annotation encoding="StarMath 5.0">Y^1</annotation>
  </semantics>
</math>
</file>

<file path=Object 5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6/content.xml><?xml version="1.0" encoding="utf-8"?>
<math xmlns="http://www.w3.org/1998/Math/MathML" display="block">
  <semantics>
    <mi>Z</mi>
    <annotation encoding="StarMath 5.0">Z</annotation>
  </semantics>
</math>
</file>

<file path=Object 7/content.xml><?xml version="1.0" encoding="utf-8"?>
<math xmlns="http://www.w3.org/1998/Math/MathML" display="block">
  <semantics>
    <mrow>
      <msup>
        <mrow/>
        <mn>2</mn>
      </msup>
      <mi>D</mi>
    </mrow>
    <annotation encoding="StarMath 5.0">{}^{2}D</annotation>
  </semantics>
</math>
</file>

<file path=Object 8/content.xml><?xml version="1.0" encoding="utf-8"?>
<math xmlns="http://www.w3.org/1998/Math/MathML" display="block">
  <semantics>
    <msup>
      <mi>Y</mi>
      <mn>3</mn>
    </msup>
    <annotation encoding="StarMath 5.0">Y^3</annotation>
  </semantics>
</math>
</file>

<file path=Object 9/content.xml><?xml version="1.0" encoding="utf-8"?>
<math xmlns="http://www.w3.org/1998/Math/MathML" display="block">
  <semantics>
    <msup>
      <mi>Y</mi>
      <mn>4</mn>
    </msup>
    <annotation encoding="StarMath 5.0">Y^4</annotation>
  </semantics>
</math>
</file>